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style:font-name="Franklin Gothic Medium" fo:font-size="22pt" style:font-size-asian="22pt" style:font-size-complex="22pt"/>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Header">
      <style:text-properties fo:font-size="16pt" fo:font-weight="bold" style:font-size-asian="16pt" style:font-weight-asian="bold" style:font-size-complex="16pt" style:font-weight-complex="bold"/>
    </style:style>
    <style:style style:name="P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Heading_20_1">
      <style:paragraph-properties fo:text-align="center" style:justify-single-word="false"/>
      <style:text-properties style:font-name="Franklin Gothic Medium"/>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style:font-name="Ari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font-name="Franklin Gothic Mediu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2"/>
      <text:p text:style-name="P3">Arena Shooter</text:p>
      <text:p text:style-name="P3">Design Document</text:p>
      <text:p text:style-name="P3"/>
      <text:p text:style-name="P3"/>
      <text:p text:style-name="P3"/>
      <text:p text:style-name="P4"/>
      <text:p text:style-name="P5">Copies of this document outside of the project are to only</text:p>
      <text:p text:style-name="P5">to be made for personal use by team members ONLY.</text:p>
      <text:p text:style-name="P5">This document shall not be distributed outside of the</text:p>
      <text:p text:style-name="P5">OneMoreDev team on GitHub and Trello. This document</text:p>
      <text:p text:style-name="P5">is subject to change for the considerable near future.</text:p>
      <text:p text:style-name="P5">Any commits to this document and all others should be made</text:p>
      <text:p text:style-name="P5">on a separate branch from the master. If you don't agree with</text:p>
      <text:p text:style-name="P5">this, then argue any of the higher ups about this. I am just</text:p>
      <text:p text:style-name="P5">trying to get some work do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7"><text:tab/>Table of Contents:</text:p>
      <text:p text:style-name="P8"/>
      <text:p text:style-name="P6"><text:span text:style-name="T1"><text:tab/></text:span><text:span text:style-name="T2">Cover page --------------------------------------------------------------------------------------------- 1</text:span></text:p>
      <text:p text:style-name="P9"><text:tab/>Table of Contents ------------------------------------------------------------------------------------- 2</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
      <text:h text:style-name="P11" text:outline-level="1">Gameplay.</text:h>
      <text:p text:style-name="P12"><text:span text:style-name="T3"/></text:p>
      <text:p text:style-name="P13">When playing Arena Shooter, you will controlling a player character from a First Person Perspective using a variety of weapons to “frag” enemies, whether they be an NPC monster, or another player. The high speed momentum based player movement physics will allow skilled players to flow through the map in a similar way to games such as Unreal Tournament <text:s/>and Quake l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true"/>
      </style:header-style>
      <style:footer-style>
        <style:header-footer-properties fo:min-height="0.4in" fo:margin-left="0in" fo:margin-right="0in" fo:margin-top="0.2in" style:dynamic-spacing="true"/>
      </style:footer-style>
    </style:page-layout>
  </office:automatic-styles>
  <office:master-styles>
    <style:master-page style:name="Standard" style:page-layout-name="Mpm1">
      <style:header>
        <text:p text:style-name="Header"><text:tab/>Arena Shooter Design Document</text:p>
      </style:header>
      <style:footer>
        <text:p text:style-name="Footer"><text:tab/>Copyright OneMoreDev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ob Lamb</meta:initial-creator>
    <meta:creation-date>2016-05-04T13:18:41.07</meta:creation-date>
    <dc:date>2016-05-07T19:02:52.70</dc:date>
    <dc:creator>Jacob Lamb</dc:creator>
    <meta:editing-duration>PT17M27S</meta:editing-duration>
    <meta:editing-cycles>3</meta:editing-cycles>
    <meta:generator>OpenOffice/4.1.2$Win32 OpenOffice.org_project/412m3$Build-9782</meta:generator>
    <meta:document-statistic meta:table-count="0" meta:image-count="0" meta:object-count="0" meta:page-count="3" meta:paragraph-count="18" meta:word-count="175" meta:character-count="1169"/>
  </office:meta>
</office:document-meta>
</file>